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1.194cm"/>
    </style:style>
    <style:style style:name="co5" style:family="table-column">
      <style:table-column-properties fo:break-before="auto" style:column-width="1.995cm"/>
    </style:style>
    <style:style style:name="co6" style:family="table-column">
      <style:table-column-properties fo:break-before="auto" style:column-width="1.0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onway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dead</text:p>
          </table:table-cell>
          <table:table-cell table:style-name="ce3" office:value-type="string" calcext:value-type="string">
            <text:p>live x good</text:p>
          </table:table-cell>
          <table:table-cell table:style-name="ce3"/>
        </table:table-row>
        <table:table-row table:style-name="ro1">
          <table:table-cell office:value-type="string" calcext:value-type="string">
            <text:p>live|good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-</text:p>
          </table:table-cell>
          <table:table-cell table:style-name="ce3" office:value-type="string" calcext:value-type="string">
            <text:p>x</text:p>
          </table:table-cell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F &amp; F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F &amp; T</text:p>
          </table:table-cell>
          <table:table-cell table:style-name="ce3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F (&amp;*)</text:p>
          </table:table-cell>
          <table:table-cell table:style-name="ce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T &amp; F</text:p>
          </table:table-cell>
          <table:table-cell table:style-name="ce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(* &amp;) F</text:p>
          </table:table-cell>
          <table:table-cell table:style-name="ce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1" office:value-type="string" calcext:value-type="string">
            <text:p>^</text:p>
          </table:table-cell>
          <table:table-cell table:style-name="ce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-</text:p>
          </table:table-cell>
          <table:table-cell table:number-columns-repeated="3" table:style-name="ce3" office:value-type="string" calcext:value-type="string">
            <text:p>+</text:p>
          </table:table-cell>
          <table:table-cell table:style-name="ce3" office:value-type="string" calcext:value-type="string">
            <text:p>~(T | T)</text:p>
          </table:table-cell>
          <table:table-cell table:style-name="ce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+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3" office:value-type="string" calcext:value-type="string">
            <text:p>T &amp; T</text:p>
          </table:table-cell>
          <table:table-cell table:style-name="ce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=</text:p>
          </table:table-cell>
          <table:table-cell table:style-name="ce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(* &amp;) T</text:p>
          </table:table-cell>
          <table:table-cell table:style-name="ce3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~(T &amp; F)</text:p>
          </table:table-cell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+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4" office:value-type="string" calcext:value-type="string">
            <text:p>T (&amp; *)</text:p>
          </table:table-cell>
          <table:table-cell table:style-name="ce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~(F &amp; T)</text:p>
          </table:table-cell>
          <table:table-cell table:style-name="ce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 | T</text:p>
          </table:table-cell>
          <table:table-cell table:style-name="ce3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 table:style-name="ce3" office:value-type="string" calcext:value-type="string">
            <text:p>+</text:p>
          </table:table-cell>
          <table:table-cell table:style-name="ce3" office:value-type="string" calcext:value-type="string">
            <text:p>(* &amp; *)</text:p>
          </table:table-cell>
          <table:table-cell table:style-name="ce3"/>
        </table:table-row>
        <table:table-row table:style-name="ro2" table:number-rows-repeated="104855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Лист2" table:style-name="ta1">
        <table:table-column table:style-name="co7" table:default-cell-style-name="Default"/>
        <table:table-column table:style-name="co7" table:number-columns-repeated="5" table:default-cell-style-name="ce3"/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string" calcext:value-type="string">
            <text:p>onway</text:p>
          </table:table-cell>
          <table:table-cell table:style-name="ce1" office:value-type="string" calcext:value-type="string">
            <text:p>done</text:p>
          </table:table-cell>
          <table:table-cell table:style-name="ce1" office:value-type="string" calcext:value-type="string">
            <text:p>rejected</text:p>
          </table:table-cell>
          <table:table-cell office:value-type="string" calcext:value-type="string">
            <text:p>live x good</text:p>
          </table:table-cell>
        </table:table-row>
        <table:table-row table:style-name="ro1">
          <table:table-cell office:value-type="string" calcext:value-type="string">
            <text:p>rpoint|done</text:p>
          </table:table-cell>
          <table:table-cell table:style-name="ce2" office:value-type="string" calcext:value-type="string">
            <text:p>nn</text:p>
          </table:table-cell>
          <table:table-cell table:style-name="ce2" office:value-type="string" calcext:value-type="string">
            <text:p>xn</text:p>
          </table:table-cell>
          <table:table-cell table:style-name="ce2" office:value-type="string" calcext:value-type="string">
            <text:p>nt</text:p>
          </table:table-cell>
          <table:table-cell table:style-name="ce2" office:value-type="string" calcext:value-type="string">
            <text:p>n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 &amp; 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 &amp; 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F (&amp;*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 &amp; 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(* &amp;) 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^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~(T | T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T &amp; 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* &amp;) 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~(T &amp; F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office:value-type="string" calcext:value-type="string">
            <text:p>-</text:p>
          </table:table-cell>
          <table:table-cell table:style-name="ce4" office:value-type="string" calcext:value-type="string">
            <text:p>T (&amp; *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~(F &amp; T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 | 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(* &amp; *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.00.0000</text:date>, <text:time style:data-style-name="N2" text:time-value="13:43:43.39490215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9T17:55:50.555785119</meta:creation-date>
    <meta:generator>LibreOffice/4.2.2.1$Linux_x86 LibreOffice_project/c767121d5a2ede01e0016be000c005c63ebb3e8b</meta:generator>
    <dc:date>2014-03-18T14:30:08.382255461</dc:date>
    <meta:editing-duration>PT18M23S</meta:editing-duration>
    <meta:editing-cycles>5</meta:editing-cycles>
    <meta:document-statistic meta:table-count="2" meta:cell-count="214" meta:object-count="0"/>
  </office:meta>
</office:document-meta>
</file>